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Sans serif" svg:font-family="'Sans serif'" style:font-family-generic="swiss"/>
    <style:font-face style:name="Alef" svg:font-family="Alef" style:font-pitch="variable"/>
    <style:font-face style:name="Amiri" svg:font-family="Amiri" style:font-pitch="variable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rsid="001472b2" officeooo:paragraph-rsid="00345531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pt" officeooo:rsid="00165692" officeooo:paragraph-rsid="00165692" style:font-size-asian="10pt" style:font-size-complex="10pt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pt" officeooo:rsid="00270b37" officeooo:paragraph-rsid="00270b37" style:font-size-asian="10pt" style:font-size-complex="10pt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.5pt" officeooo:rsid="00270b37" officeooo:paragraph-rsid="00270b37" style:font-size-asian="10.5pt" style:font-size-complex="10.5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.5pt" officeooo:rsid="001472b2" officeooo:paragraph-rsid="00345531" style:font-size-asian="10.5pt" style:font-size-complex="10.5pt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.5pt" officeooo:rsid="001472b2" officeooo:paragraph-rsid="001472b2" style:font-size-asian="10.5pt" style:font-size-complex="10.5pt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.5pt" officeooo:rsid="00323127" officeooo:paragraph-rsid="00323127" style:font-size-asian="10.5pt" style:font-size-complex="10.5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.5pt" officeooo:rsid="0028071b" officeooo:paragraph-rsid="0028071b" style:font-size-asian="10.5pt" style:font-size-complex="10.5pt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.5pt" fo:font-weight="bold" officeooo:rsid="00362e43" officeooo:paragraph-rsid="00362e43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.5pt" officeooo:rsid="0039b0d0" officeooo:paragraph-rsid="001472b2" style:font-size-asian="10.5pt" style:font-size-complex="10.5pt"/>
    </style:style>
    <style:style style:name="P12" style:family="paragraph">
      <loext:graphic-properties draw:fill-color="#666666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officeooo:rsid="001c25a8"/>
    </style:style>
    <style:style style:name="T2" style:family="text">
      <style:text-properties officeooo:rsid="002af76a"/>
    </style:style>
    <style:style style:name="T3" style:family="text">
      <style:text-properties officeooo:rsid="00323127"/>
    </style:style>
    <style:style style:name="T4" style:family="text">
      <style:text-properties officeooo:rsid="00345531"/>
    </style:style>
    <style:style style:name="T5" style:family="text">
      <style:text-properties officeooo:rsid="00364fd0"/>
    </style:style>
    <style:style style:name="T6" style:family="text">
      <style:text-properties officeooo:rsid="0038e383"/>
    </style:style>
    <style:style style:name="T7" style:family="text">
      <style:text-properties style:font-name="Calibri" fo:font-size="10.5pt" style:font-size-asian="10.5pt" style:font-size-complex="10.5pt"/>
    </style:style>
    <style:style style:name="T8" style:family="text">
      <style:text-properties fo:font-size="12pt"/>
    </style:style>
    <style:style style:name="T9" style:family="text">
      <style:text-properties style:text-outline="true" style:font-name="Algerian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cccccc" style:text-outline="true" style:font-name="Algerian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cccccc" style:text-outline="true" style:font-name="Sans serif" fo:font-size="14pt" fo:text-shadow="1pt 1pt" fo:font-weight="bold" style:font-size-asian="14pt" style:font-weight-asian="bold" style:font-size-complex="14pt" style:font-weight-complex="bold"/>
    </style:style>
    <style:style style:name="gr1" style:family="graphic">
      <style:graphic-properties draw:fill-color="#666666" draw:textarea-horizontal-align="justify" draw:textarea-vertical-align="middle" draw:auto-grow-height="false" fo:min-height="1.617cm" fo:min-width="17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2" draw:style-name="gr1" draw:text-style-name="P12" svg:width="17.724cm" svg:height="1.618cm" svg:x="-0.049cm" svg:y="-1.328cm"><text:p/><draw:enhanced-geometry svg:viewBox="0 0 21600 21600" draw:type="rectangle" draw:enhanced-path="M 0 0 L 21600 0 21600 21600 0 21600 0 0 Z N"/></draw:custom-shape><draw:frame text:anchor-type="paragraph" draw:z-index="1" draw:name="Shape1" draw:style-name="gr2" draw:text-style-name="P13" svg:width="12.904cm" svg:height="1.329cm" svg:x="0.949cm" svg:y="-1.203cm"><draw:text-box><text:p><text:span text:style-name="T8"><text:s text:c="31"/></text:span></text:p><text:p><text:span text:style-name="T9"><text:s text:c="29"/></text:span><text:span text:style-name="T10"><text:s/></text:span><text:span text:style-name="T11"><text:s/></text:span><text:span text:style-name="T11">SUKHWINDER <text:s text:c="4"/>KAUR</text:span></text:p></draw:text-box></draw:frame></text:p>
      <text:p text:style-name="Standard"/>
      <text:p text:style-name="P6">April <text:span text:style-name="T2">22</text:span>,2020</text:p>
      <text:p text:style-name="P7">Unisoft</text:p>
      <text:p text:style-name="P8">5505 st-Laurent Boulevard,#2500</text:p>
      <text:p text:style-name="P6">Montreal, QC <text:s/>H3W 1X2</text:p>
      <text:p text:style-name="P6">514-<text:span text:style-name="T4">00</text:span>8-<text:span text:style-name="T4">30</text:span>01</text:p>
      <text:p text:style-name="P11">Unisoft_jobs@gmail.com</text:p>
      <text:p text:style-name="P6"/>
      <text:p text:style-name="P9">Subject: Application for Web developer’s <text:span text:style-name="T5">position </text:span>.</text:p>
      <text:p text:style-name="P2"/>
      <text:p text:style-name="P10">Dear [Mr. Or Ms.] ABC,</text:p>
      <text:p text:style-name="P10">As a longtime admirer of your company <text:span text:style-name="T3">Unisoft</text:span>, I was excited to see your Opening for a Web Developer’s post, as seen on the Online job Searching over Internet. As a Professional <text:s/>Programmer with over <text:s/>ABC years of experience, I am confident I have the Qualifications required to become <text:s/>a beneficial member of your team.</text:p>
      <text:p text:style-name="P10"><text:s/></text:p>
      <text:p text:style-name="P10">If you take a moment to review my resume ,you will see that I have successfully progressed in my career, advancing to challenging positions in the programming field. My Background <text:s/>includes roles such as Team Leader at ABC <text:s/>and Programmer at ABC that have allowed me to master my Professional Programming and Team Development skills that are very crucial for the Job.</text:p>
      <text:p text:style-name="P10"/>
      <text:p text:style-name="P10">In my most recent position as a Programmer at ABC , I had the opportunity to develop the skills and experiences necessary to succeed in my Programming passion or role. Examples of my relevant experience includes working as a team Leader in ABC company and supporting Partners for making big projects for company before deadlines, Gain the experience by working under company makes me adaptive to environment. I facilitated the accomplishment of ABC company by making official website for their Company to attract more clients towards to increase sales and profit rates. I am also known for my skills in such abilities such as reliable person, perfect in time and management and <text:s/>for excellent communication skills as well.</text:p>
      <text:p text:style-name="P10"/>
      <text:p text:style-name="P10">I am confident that <text:span text:style-name="T3">I</text:span> would be an excellent match for your team. <text:span text:style-name="T1">I </text:span>have attached my resume for reference and look forward to hearing from you soon. Thank you for your time and consideration.</text:p>
      <text:p text:style-name="P10"/>
      <text:p text:style-name="P10"><text:s/><text:span text:style-name="T6">Yours </text:span>Sincere<text:span text:style-name="T4">ly,</text:span></text:p>
      <text:p text:style-name="P10"/>
      <text:p text:style-name="P3"/>
      <text:p text:style-name="P4">Sukhwinder kaur</text:p>
      <text:p text:style-name="P5">514-838-4001</text:p>
      <text:p text:style-name="P1"><text:a xlink:type="simple" xlink:href="mailto:sukhwinderkaur@gmail.com" text:style-name="Internet_20_link" text:visited-style-name="Visited_20_Internet_20_Link"><text:span text:style-name="T7">sukhwinderkaur@gmail.com</text:span></text:a></text:p>
      <text:p text:style-name="P5"><text:a xlink:type="simple" xlink:href="https://www.linkedin.com/in/sukhwinder-kaur-714b721a7/" text:style-name="Internet_20_link" text:visited-style-name="Visited_20_Internet_20_Link">linkedin.com/in/sukhwinder-kaur-714b721a7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Sans serif" svg:font-family="'Sans serif'" style:font-family-generic="swiss"/>
    <style:font-face style:name="Alef" svg:font-family="Alef" style:font-pitch="variable"/>
    <style:font-face style:name="Amiri" svg:font-family="Amiri" style:font-pitch="variable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7:25:28.463000000</meta:creation-date>
    <dc:date>2020-04-24T16:20:37.241000000</dc:date>
    <meta:editing-duration>P2DT56M53S</meta:editing-duration>
    <meta:editing-cycles>2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8" meta:word-count="301" meta:character-count="1890" meta:non-whitespace-character-count="1596"/>
  </office:meta>
</office:document-meta>
</file>